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24"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26"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27" style:family="paragraph" style:parent-style-name="Standard">
      <style:paragraph-properties fo:text-align="justify" style:justify-single-word="false"/>
      <style:text-properties officeooo:paragraph-rsid="0007aabd"/>
    </style:style>
    <style:style style:name="P28" style:family="paragraph" style:parent-style-name="Standard">
      <style:paragraph-properties fo:text-align="justify" style:justify-single-word="false"/>
      <style:text-properties officeooo:paragraph-rsid="0024f971"/>
    </style:style>
    <style:style style:name="P29"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30" style:family="paragraph" style:parent-style-name="Standard" style:list-style-name="L1">
      <style:paragraph-properties fo:text-align="justify" style:justify-single-word="false"/>
      <style:text-properties officeooo:paragraph-rsid="001f90f3"/>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36d4f2" style:font-style-asian="normal" style:font-style-complex="normal"/>
    </style:style>
    <style:style style:name="T29" style:family="text">
      <style:text-properties fo:font-style="normal" officeooo:rsid="000c1abd" style:font-style-asian="normal" style:font-style-complex="normal"/>
    </style:style>
    <style:style style:name="T30" style:family="text">
      <style:text-properties fo:font-style="normal" officeooo:rsid="000df7f8" style:font-style-asian="normal" style:font-style-complex="normal"/>
    </style:style>
    <style:style style:name="T31" style:family="text">
      <style:text-properties fo:font-style="normal" officeooo:rsid="000eb15a" style:font-style-asian="normal" style:font-style-complex="normal"/>
    </style:style>
    <style:style style:name="T32" style:family="text">
      <style:text-properties fo:font-style="normal" officeooo:rsid="001109a8" style:font-style-asian="normal" style:font-style-complex="normal"/>
    </style:style>
    <style:style style:name="T33" style:family="text">
      <style:text-properties fo:font-style="normal" officeooo:rsid="0010a36e" style:font-style-asian="normal" style:font-style-complex="normal"/>
    </style:style>
    <style:style style:name="T34" style:family="text">
      <style:text-properties fo:font-style="normal" officeooo:rsid="0034ed6c" style:font-style-asian="normal" style:font-style-complex="normal"/>
    </style:style>
    <style:style style:name="T35" style:family="text">
      <style:text-properties fo:font-style="normal" officeooo:rsid="0014ac27" style:font-style-asian="normal" style:font-style-complex="normal"/>
    </style:style>
    <style:style style:name="T36" style:family="text">
      <style:text-properties fo:font-style="normal" officeooo:rsid="00182510"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0107646"/>
    </style:style>
    <style:style style:name="T39" style:family="text">
      <style:text-properties officeooo:rsid="001a1539"/>
    </style:style>
    <style:style style:name="T40" style:family="text">
      <style:text-properties officeooo:rsid="001a8dc2"/>
    </style:style>
    <style:style style:name="T41" style:family="text">
      <style:text-properties officeooo:rsid="001b1cdd"/>
    </style:style>
    <style:style style:name="T42" style:family="text">
      <style:text-properties fo:font-style="italic" style:font-style-asian="italic" style:font-style-complex="italic"/>
    </style:style>
    <style:style style:name="T43" style:family="text">
      <style:text-properties officeooo:rsid="001c4780"/>
    </style:style>
    <style:style style:name="T44" style:family="text">
      <style:text-properties officeooo:rsid="0020752c"/>
    </style:style>
    <style:style style:name="T45" style:family="text">
      <style:text-properties fo:font-weight="bold" style:font-weight-asian="bold" style:font-weight-complex="bold"/>
    </style:style>
    <style:style style:name="T46" style:family="text">
      <style:text-properties fo:font-weight="bold" officeooo:rsid="0037edca" style:font-weight-asian="bold" style:font-weight-complex="bold"/>
    </style:style>
    <style:style style:name="T47" style:family="text">
      <style:text-properties fo:font-size="11pt" style:font-size-asian="11pt" style:font-size-complex="11pt"/>
    </style:style>
    <style:style style:name="T48" style:family="text">
      <style:text-properties officeooo:rsid="000a4590"/>
    </style:style>
    <style:style style:name="T49" style:family="text">
      <style:text-properties officeooo:rsid="00166f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sumen:</text:p>
      <text:p text:style-name="P24"/>
      <text:p text:style-name="P9"><text:span text:style-name="T41"><text:tab/>Se c</text:span>onside<text:span text:style-name="T41">ra</text:span> una empresa que se dedica a la publicidad dinámica, y que gestiona vallas electrónicas, de manera que en una valla puede mostrar imágenes y cobrar por el servicio. <text:span text:style-name="T41">Se propone</text:span> desarroll<text:span text:style-name="T41">ar</text:span> un prototipo en <text:span text:style-name="T41">d</text:span>el sistema de gestión de la vallas<text:span text:style-name="T41">.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1"><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24"/>
      <text:p text:style-name="P28"/>
      <text:p text:style-name="P28"/>
      <text:p text:style-name="P26">Diseño Subastador</text:p>
      <text:p text:style-name="P7"/>
      <text:p text:style-name="P7"><text:tab/>Para una mayor comprensión del funcionamiento del subastador, se procede a explicar las posibles trazas y cerrar así algunos puntos abiertos. Para ello, se presenta un pequeño glosario aclarativo:</text:p>
      <text:p text:style-name="P7"><text:tab/></text:p>
      <text:p text:style-name="P7"><text:tab/><text:span text:style-name="T45">TUV</text:span><text:span text:style-name="T47">(tiempo de utilización de una valla)</text:span>: es el tiempo en segundos que se mostrará un anuncio.</text:p>
      <text:p text:style-name="P7"><text:span text:style-name="T45"><text:tab/>Subasta</text:span>: secuencia de sucesos desde que se notifica un TUV hasta el siguiente.</text:p>
      <text:p text:style-name="P7"><text:tab/><text:span text:style-name="T45">Subastador</text:span>: proceso que simula <text:span text:style-name="T48">diversas </text:span>subastas <text:span text:style-name="T48">consecutivas.</text:span></text:p>
      <text:p text:style-name="P7"><text:tab/><text:span text:style-name="T45">Entrar en la sala</text:span>: momento en el que un <text:span text:style-name="T48">pujador</text:span> se conecta al subastador.</text:p>
      <text:p text:style-name="P7"><text:tab/><text:span text:style-name="T45">Abandonar sala</text:span>: momento en el que un <text:span text:style-name="T48">pujador</text:span> se desconecta del subastador.</text:p>
      <text:p text:style-name="P7"><text:tab/><text:span text:style-name="T45">En la sala</text:span>: <text:span text:style-name="T48">pujador</text:span> que está conectado al subastador.</text:p>
      <text:p text:style-name="P7"><text:tab/><text:span text:style-name="T45">Salir a subasta</text:span>: notificar a pujadores <text:span text:style-name="T48">comienza una subasta </text:span>por un TUV. </text:p>
      <text:p text:style-name="P7"><text:tab/><text:span text:style-name="T45">Generar TUV</text:span>: determina el próximo TUV que saldrá a subasta.</text:p>
      <text:p text:style-name="P7"><text:span text:style-name="T27"><text:tab/></text:span><text:span text:style-name="T37">Precio de salida</text:span><text:span text:style-name="T27">: precio inicial en unidades monetarias por un TUV generado.</text:span></text:p>
      <text:p text:style-name="P7"><text:span text:style-name="T37"><text:tab/>Pujador</text:span><text:span text:style-name="T27"> </text:span><text:span text:style-name="T37">interesado</text:span><text:span text:style-name="T27">: pujador que desea seguir recibiendo mensajes de la subasta actual</text:span></text:p>
      <text:p text:style-name="P7"><text:tab/><text:span text:style-name="T45">Aceptar</text:span>: el cliente <text:span text:style-name="T48">se compromete a pagar</text:span> el precio fijado por el subastador.</text:p>
      <text:p text:style-name="P7"><text:tab/><text:span text:style-name="T45">Pasar</text:span>: el cliente no acepta el precio fijado por el subastador.</text:p>
      <text:p text:style-name="P7"><text:tab/><text:span text:style-name="T45">Salir</text:span> <text:span text:style-name="T45">de</text:span> <text:span text:style-name="T45">la</text:span> <text:span text:style-name="T45">puja</text:span>: el cliente desea ignorar próximas referencias <text:span text:style-name="T48">de</text:span> la subasta actual.</text:p>
      <text:p text:style-name="P7"><text:tab/><text:span text:style-name="T45">Salir</text:span> <text:span text:style-name="T45">de</text:span> <text:span text:style-name="T45">Subastas</text:span>: el cliente abandonará la sala.</text:p>
      <text:p text:style-name="P7"><text:tab/><text:span text:style-name="T45">Ganador</text:span> <text:span text:style-name="T45">puja</text:span>: primer cliente que aceptó el último precio fijado por subastador.</text:p>
      <text:p text:style-name="P7"/>
      <text:p text:style-name="P7"><text:tab/>Un <text:span text:style-name="T42">tiempo de utilización de una valla (TUV ) </text:span><text:span text:style-name="T27">sale a </text:span><text:span text:style-name="T42">subasta</text:span><text:span text:style-name="T27"> en caso de que exista al menos un cliente en la sala. La ausencia de clientes no implica que el módulo de subastador esté finalizado, simplemente no genera nuevos </text:span><text:span text:style-name="T42">TUV</text:span><text:span text:style-name="T27">. Una vez que dicho tiempo de utilización ha salido a subasta, a cada cliente conectado se le envía un mensaje con el </text:span><text:span text:style-name="T42">precio de salida</text:span><text:span text:style-name="T27"> y el </text:span><text:span text:style-name="T42">TUV</text:span><text:span text:style-name="T27">. Ante este mensaje, cada cliente puede contestar con 4 opciones:</text:span><text:span text:style-name="T42"> Acepto, Paso, Salir de la puja, Salir de subastas.</text:span><text:span text:style-name="T27"> Salir de la puja no implica la desconexión del cliente, se mantendrá en espera a que salga una nueva subasta.</text:span></text:p>
      <text:p text:style-name="P13"><text:tab/></text:p>
      <text:p text:style-name="P7"><text:span text:style-name="T27"><text:tab/>En caso de que el cliente haya aceptado o pasado, el subastador reenvía a todos los pujadores interesados un mensaje un nuevo precio por el </text:span><text:span text:style-name="T42">TUV</text:span><text:span text:style-name="T27">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text:span><text:soft-page-break/><text:span text:style-name="T27">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2">TUV </text:span><text:span text:style-name="T27">subastado como suyo.</text:span></text:p>
      <text:p text:style-name="P13"/>
      <text:p text:style-name="P7"><text:span text:style-name="T27"><text:tab/>Al comienzo de cada subasta por un </text:span><text:span text:style-name="T42">TUV, </text:span><text:span text:style-name="T27">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3">El subastador está siempre abierto y disponible, por lo que no requiere de reconexión entre subastas, basta con esperar a que salga la nueva subasta.</text:p>
      <text:p text:style-name="P17"/>
      <text:p text:style-name="P16"><text:tab/>Detalles de implementación:</text:p>
      <text:p text:style-name="P16"/>
      <text:p text:style-name="P8"><text:span text:style-name="T27"><text:tab/></text:span><text:span text:style-name="T28">Con objeto de reemitir el mismo mensaje a todos los pujadores sobre el estado actual de la subasta y mantener </text:span><text:span text:style-name="T29">así </text:span><text:span text:style-name="T28">la sincronía entre pujador y subastador sin </text:span><text:span text:style-name="T29">la necesidad de que</text:span><text:span text:style-name="T28"> todos los clientes hayan contestado, </text:span><text:span text:style-name="T29">todos los procesos que se comunican con los clientes </text:span><text:span text:style-name="T30">se quedan a la espera de enviar el estado actual de la puja hasta que un proceso secundario los despierte tras un tiempo determinado. </text:span><text:span text:style-name="T31">Para mantener un control de los mensajes de los clientes y evitar confusión, todos los mensajes referentes a las subastas van numerados entre 1 a 2³¹ </text:span><text:span text:style-name="T32">aproximadamente.</text:span><text:span text:style-name="T31"> El mensaje “0” queda reservado para </text:span><text:span text:style-name="T33">avisar a los clientes de la finalización del servicio para con ellos.</text:span></text:p>
      <text:p text:style-name="P15"/>
      <text:p text:style-name="P8"><text:span text:style-name="T33"><text:tab/></text:span><text:span text:style-name="T32">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4"/>
      <text:p text:style-name="P8"><text:span text:style-name="T34"><text:tab/></text:span><text:span text:style-name="T35">Dentro de la medida de lo posible, se ha implementado un proceso subastador robusto ante fallos, como el abandono por desconexión inesperada de clientes</text:span><text:span text:style-name="T36">. </text:span></text:p>
      <text:p text:style-name="P14"><text:tab/></text:p>
      <text:p text:style-name="P12"><text:span text:style-name="T46"><text:tab/></text:span><text:span text:style-name="T49">Cuando se determina un ganador de la puja con derecho de uso de la valla y este pujador envía una URL válida, se encola el anuncio generador con tal URL en el monitor del gestor de la valla para su futuro tratamiento (Ver diseño gestor valla).</text:span></text:p>
      <text:p text:style-name="P12"/>
      <text:p text:style-name="P12"/>
      <text:p text:style-name="P24"/>
      <text:p text:style-name="P22">Diseño cliente:</text:p>
      <text:p text:style-name="P22"/>
      <text:p text:style-name="P22"><text:tab/><text:span text:style-name="T18">Este proceso es el encargado de </text:span><text:span text:style-name="T19">facilitar la</text:span><text:span text:style-name="T18"> comunicación entre el cliente interesado en poner un anuncio y el subastador.</text:span></text:p>
      <text:p text:style-name="P5"><text:tab/></text:p>
      <text:p text:style-name="P5"><text:tab/>En primer lugar, el cliente se conecta a una dirección y puerto dispuestos por el usuario, quien también podrá decidir si <text:span text:style-name="T44">la puja se va a realizar</text:span> de forma manual o automática. Una vez ha conectado con el servidor <text:span text:style-name="T44">esperará</text:span> a que comience una nueva <text:span text:style-name="T44">subasta, momento en el que el cliente</text:span> será informado del tiempo subastado y el precio inicial. </text:p>
      <text:p text:style-name="P5"><text:tab/></text:p>
      <text:p text:style-name="P5"><text:tab/>Para pujar <text:span text:style-name="T40">tendrá distintas opciones</text:span>: <text:span text:style-name="T42">aceptar</text:span> la puja actual (“a”), <text:span text:style-name="T42">pasar</text:span> (“p”), <text:span text:style-name="T42">salir de la subasta en curso</text:span> y esperar a que comience una nueva (“s<text:span text:style-name="T44">p</text:span>”) o <text:span text:style-name="T42">no participar en más subastas</text:span> y salir del servidor (“ss”). En el caso de no responder a <text:span text:style-name="T44">alguna de las ofertas lanzadas por el subastador, el </text:span><text:soft-page-break/><text:span text:style-name="T44">cliente</text:span> <text:span text:style-name="T40">deberá</text:span> esperar a que comience una nueva subasta para poder pujar de nuevo. <text:span text:style-name="T44">Finalizada la subasta en curso</text:span> si el cliente resulta ganador ten<text:span text:style-name="T39">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3">que la oferta del subastador sea igual a un </text:span>límite <text:span text:style-name="T43">preestablecido</text:span>, alcanzado ese límite <text:span text:style-name="T43">no aceptará más ofertas</text:span>. Dicho límite no <text:span text:style-name="T43">se tiene en cuenta</text:span> si la puja es manual ya que el usuario es quien medirá cuánto puede aceptar.</text:p>
      <text:p text:style-name="P22"/>
      <text:p text:style-name="P21"><text:span text:style-name="T38">Diseño g</text:span>estor de valla:</text:p>
      <text:p text:style-name="P1"/>
      <text:p text:style-name="P25"><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1886603607" text:style-name="L1">
        <text:list-header>
          <text:p text:style-name="P29"/>
        </text:list-header>
        <text:list-item>
          <text:p text:style-name="P30"><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30"><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6"/>
      <text:p text:style-name="P27"><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19"/>
      <text:p text:style-name="P20">Diseño administrador:</text:p>
      <text:p text:style-name="P20"/>
      <text:p text:style-name="P4"/>
      <text:p text:style-name="P20"/>
      <text:p text:style-name="P19">Diseño <text:reference-mark-start text:name="MonitorValla"/>mValla<text:reference-mark-end text:name="MonitorValla"/>:</text:p>
      <text:p text:style-name="P18"/>
      <text:p text:style-name="P11"><text:span text:style-name="T20">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10"><text:span text:style-name="T23">Además es necesario que se indique que no se van a encolar más anuncios dado que al desencolar, mientras exista la posibilidad de añadir más anuncios y la longitud de la cola sea 0 </text:span><text:span text:style-name="T24">esperará a que se </text:span><text:soft-page-break/><text:span text:style-name="T24">añada algún elemento o bien se notifique que no se van a añadir más. </text:span><text:span text:style-name="T26">Sin esta notificación el sistema quedaría bloqueado en una espera infin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2:39:01.590766306</dc:date>
    <meta:editing-duration>PT51M11S</meta:editing-duration>
    <meta:editing-cycles>9</meta:editing-cycles>
    <meta:document-statistic meta:table-count="0" meta:image-count="0" meta:object-count="0" meta:page-count="4" meta:paragraph-count="49" meta:word-count="1697" meta:character-count="9970" meta:non-whitespace-character-count="8274"/>
  </office:meta>
</office:document-meta>
</file>